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Assignment 1 Write up.</text:p>
      <text:p text:style-name="P1">October 21, 2014</text:p>
      <text:p text:style-name="P1"/>
      <text:p text:style-name="P2"/>
      <text:p text:style-name="P2"><text:tab/>The very first thing I did for this assignment was to build the data structures needed for the program. Since the assignment file actually gave the class and functions already, I was able to use that as a starting point before anything else. From there, I started considering the functions in the example, and if any more were needed, as well as organizing them in a manner of difficulty. Building the node struct came next, simply because of it being the easiest one. </text:p>
      <text:p text:style-name="P2"><text:tab/>One of the biggest issues came from the add function. I had to consider a way to sort of category accordingly to the correct list, since I wasn't going to try for the extra credit. I did a comparison between the user input and keywords, which is horribly inefficient and will be discussed later on in this write up. This same issue came up with the likes, and single category display. Again, this issue was solved in a very poor manner of comparisons, and I will cover a way I would have fixed this given more time, and patience. I chose to ignore the requirement of displaying the lists in a higher “liked” hints fashion until later, simply to get the lists created and displayed. </text:p>
      <text:p text:style-name="P2"><text:tab/>I decided to make the add function first, then an add like function, since they were basically the same function, followed by the two display functions. Once I knew these were working, the “sort” function needed to be added to my “like” function in order to have the lists in a correct order. This was a major issue for me, since I seem to always have issues with keeping my pointers straight, and attached. I managed to destroy my lists many times before getting the lists to display in the correct order. Having a whiteboard definitely helped me with this portion, as I was able to draw out my diagram over and over to figure out what was pointing where in my list. Once I finally got this portion correct, and felt much more comfortable about passing pointers, I noticed something I could have done with my add and like functions. My three comparisons that happen the exact same for both of those functions could have been reduced to a smaller function that I called within each of those, and passed the head pointer of the desired list into those functions. This would've cut down on the size of my functions dramatically. Since I didn't actually create the functions, I can only assume it would add some over all efficiency to my program, and run down the run time. But that is only an assumption. </text:p>
      <text:p text:style-name="P2"><text:tab/>After all of the functions were running correctly, and lists were being displayed and held in the correct order, it was a manner of cosmetics of the code, and proper commenting for everything. I decided to create a “menu” function within the class as well, rather then building it into my main function, this way the user can display the menu again if they forgot what the options were, and this way to remind the user that all inputs need to be exact, or the program will not work. This was another issue of efficiency. It would've been a better idea to add another variable to class, so the user could simply “like” the position of the displayed list, rather then having to type out the hint exactly. As long as the user follows the guidelines exactly, everything will work. But that isn't really a “real life” expectation, as people make mistakes, and simplicity is often praised. The finally implementation was an exit option in the do/while loop, or a simple good bye and thank you from the program to the user.</text:p>
      <text:p text:style-name="P2"><text:tab/>If I had more time for this program, and some better understanding of recursion, I would have done a lot of things differently. The first thing would be to change the add and like functions, by passing pointers into separate functions rather then typing the same code over and over after each comparison. The sort function could have been done recursively instead of using traversal. The lesson learned from this assignment, is start early and ask for help often. I've started noticing redundancy in my code, that I know can be fixed, but I am just unsure about how to d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1T12:01:47.97</meta:creation-date>
    <meta:document-statistic meta:table-count="0" meta:image-count="0" meta:object-count="0" meta:page-count="1" meta:paragraph-count="8" meta:word-count="736" meta:character-count="4103"/>
    <dc:date>2014-10-21T12:30:17.14</dc:date>
    <meta:editing-duration>PT9M27S</meta:editing-duration>
    <meta:editing-cycles>1</meta:editing-cycles>
    <meta:generator>OpenOffice/4.1.0$Win32 OpenOffice.org_project/410m18$Build-9764</meta:generator>
  </office:meta>
</office:document-meta>
</file>